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c9900"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.421cm" fo:min-width="0.458cm" draw:shadow="visible" draw:shadow-offset-x="0.071cm" draw:shadow-offset-y="0.071cm" draw:shadow-opacity="84%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top"/>
    </style:style>
    <style:style style:name="gr6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34cm" fo:min-width="0.743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9" style:family="graphic" style:parent-style-name="standard">
      <style:graphic-properties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363cm" fo:min-width="0.482cm" fo:padding-top="0.134cm" fo:padding-bottom="0.134cm" fo:padding-left="0.259cm" fo:padding-right="0.259cm" draw:shadow="visible" draw:shadow-offset-x="0.071cm" draw:shadow-offset-y="0.071cm" draw:shadow-opacity="86%"/>
    </style:style>
    <style:style style:name="gr10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122cm" fo:min-width="0.701cm" draw:shadow="visible" draw:shadow-offset-x="0.071cm" draw:shadow-offset-y="0.071cm" draw:shadow-opacity="84%"/>
    </style:style>
    <style:style style:name="gr11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234cm" fo:min-width="0.554cm" draw:shadow="visible" draw:shadow-offset-x="0.071cm" draw:shadow-offset-y="0.071cm" draw:shadow-opacity="84%"/>
    </style:style>
    <style:style style:name="gr12" style:family="graphic" style:parent-style-name="standard">
      <style:graphic-properties svg:stroke-color="#6600ff" draw:fill="solid" draw:fill-color="#cccccc" draw:textarea-horizontal-align="justify" draw:textarea-vertical-align="middle" draw:auto-grow-height="false" fo:min-height="0.084cm" fo:min-width="0.258cm" draw:shadow="visible" draw:shadow-offset-x="0.071cm" draw:shadow-offset-y="0.071cm" draw:shadow-opacity="84%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0.35cm" fo:min-width="0.939cm" draw:shadow="visible" draw:shadow-offset-x="0.071cm" draw:shadow-offset-y="0.071cm" draw:shadow-opacity="84%"/>
    </style:style>
    <style:style style:name="gr14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objectwithoutfill" style:list-style-name="L1">
      <style:graphic-properties svg:stroke-color="#ff3333" draw:marker-end="Arrow" draw:marker-end-width="0.3cm" draw:fill="none" draw:textarea-vertical-align="top"/>
    </style:style>
    <style:style style:name="gr17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top"/>
    </style:style>
    <style:style style:name="gr18" style:family="graphic" style:parent-style-name="objectwithoutfill">
      <style:graphic-properties svg:stroke-color="#6666ff" draw:marker-end="Arrow" draw:marker-end-width="0.3cm" draw:fill="none" draw:textarea-vertical-align="top"/>
    </style:style>
    <style:style style:name="gr19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 fo:min-height="0.55cm" fo:min-width="0.65cm" draw:shadow="visible" draw:shadow-offset-x="0.071cm" draw:shadow-offset-y="0.071cm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0.7cm" fo:min-width="0.45cm" draw:shadow="visible" draw:shadow-offset-x="0.071cm" draw:shadow-offset-y="0.071cm"/>
    </style:style>
    <style:style style:name="gr22" style:family="graphic" style:parent-style-name="standard">
      <style:graphic-properties draw:fill-color="#ffff66" draw:textarea-horizontal-align="justify" draw:textarea-vertical-align="middle" draw:auto-grow-height="false" fo:min-height="0.45cm" fo:min-width="0.25cm" draw:shadow="visible" draw:shadow-offset-x="0.071cm" draw:shadow-offset-y="0.071cm"/>
    </style:style>
    <style:style style:name="gr23" style:family="graphic" style:parent-style-name="standard">
      <style:graphic-properties draw:fill-color="#ffff66" draw:textarea-horizontal-align="justify" draw:textarea-vertical-align="middle" draw:auto-grow-height="false" fo:min-height="0.4cm" fo:min-width="0.1cm" draw:shadow="visible" draw:shadow-offset-x="0.071cm" draw:shadow-offset-y="0.071cm"/>
    </style:style>
    <style:style style:name="gr24" style:family="graphic" style:parent-style-name="objectwithoutfill">
      <style:graphic-properties svg:stroke-color="#cc9900" draw:marker-end="Arrow" draw:marker-end-width="0.3cm" draw:fill="none" draw:textarea-vertical-align="top"/>
    </style:style>
    <style:style style:name="gr25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116cm" fo:min-width="0.725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 fo:min-height="0.15cm" fo:min-width="0.2cm"/>
    </style:style>
    <style:style style:name="gr27" style:family="graphic" style:parent-style-name="standard">
      <style:graphic-properties draw:stroke="solid" draw:stroke-dash="Ultrafine_20_Dashed" svg:stroke-width="0.018cm" svg:stroke-color="#000000" draw:marker-start-width="0.227cm" draw:marker-end-width="0.227cm" draw:stroke-linejoin="round" svg:stroke-linecap="butt" draw:fill="solid" draw:fill-color="#cccccc" draw:textarea-horizontal-align="justify" draw:textarea-vertical-align="middle" draw:auto-grow-height="false" fo:min-height="0.216cm" fo:min-width="0.725cm" fo:padding-top="0.134cm" fo:padding-bottom="0.134cm" fo:padding-left="0.259cm" fo:padding-right="0.259cm" draw:shadow="visible" draw:shadow-offset-x="0.071cm" draw:shadow-offset-y="0.071cm" draw:shadow-color="#666666" draw:shadow-opacity="84%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cccccc"/>
      <style:paragraph-properties fo:text-align="center"/>
      <style:text-properties fo:font-size="6.5pt"/>
    </style:style>
    <style:style style:name="P5" style:family="paragraph">
      <loext:graphic-properties draw:fill="none"/>
      <style:paragraph-properties fo:margin-left="2.491cm" fo:margin-right="0cm" fo:margin-top="0cm" fo:margin-bottom="0cm" fo:line-height="100%" fo:text-align="start" fo:text-indent="0cm"/>
      <style:text-properties fo:font-size="9pt"/>
    </style:style>
    <style:style style:name="P6" style:family="paragraph">
      <loext:graphic-properties draw:fill="none"/>
      <style:paragraph-properties fo:text-align="center"/>
      <style:text-properties fo:font-size="9pt"/>
    </style:style>
    <style:style style:name="P7" style:family="paragraph">
      <style:paragraph-properties fo:margin-left="0.005cm" fo:margin-right="0cm" fo:margin-top="0.2cm" fo:margin-bottom="0.2cm" fo:line-height="115%" fo:text-align="start" fo:text-indent="0cm"/>
    </style:style>
    <style:style style:name="P8" style:family="paragraph">
      <style:paragraph-properties fo:margin-left="0.005cm" fo:margin-right="0cm" fo:margin-top="0.051cm" fo:margin-bottom="0.051cm" fo:line-height="115%" fo:text-align="start" fo:text-indent="0cm"/>
    </style:style>
    <style:style style:name="P9" style:family="paragraph">
      <loext:graphic-properties draw:fill="none"/>
      <style:paragraph-properties fo:margin-left="0.005cm" fo:margin-right="0cm" fo:margin-top="0.2cm" fo:margin-bottom="0.2cm" fo:line-height="115%" fo:text-align="start" fo:text-indent="0cm"/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.5cm" fo:margin-right="0cm" fo:text-align="center" fo:text-indent="0cm"/>
    </style:style>
    <style:style style:name="P11" style:family="paragraph">
      <loext:graphic-properties draw:fill="none"/>
      <style:paragraph-properties fo:margin-left="0.5cm" fo:margin-right="0cm" fo:text-align="center" fo:text-indent="0cm"/>
      <style:text-properties fo:font-size="9pt"/>
    </style:style>
    <style:style style:name="P12" style:family="paragraph">
      <style:paragraph-properties fo:margin-left="0.7cm" fo:margin-right="0cm" fo:text-align="center" fo:text-indent="0cm"/>
    </style:style>
    <style:style style:name="P13" style:family="paragraph">
      <loext:graphic-properties draw:fill="none"/>
      <style:paragraph-properties fo:margin-left="0.7cm" fo:margin-right="0cm" fo:text-align="center" fo:text-indent="0cm"/>
      <style:text-properties fo:color="#6600cc" fo:font-size="9pt" style:font-size-asian="11pt" style:font-size-complex="11pt"/>
    </style:style>
    <style:style style:name="P14" style:family="paragraph">
      <loext:graphic-properties draw:fill-color="#ffff66"/>
      <style:paragraph-properties fo:text-align="center"/>
    </style:style>
    <style:style style:name="P15" style:family="paragraph">
      <loext:graphic-properties draw:fill-color="#ffff66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/>
      <style:paragraph-properties fo:text-align="center"/>
      <style:text-properties fo:color="#cc9900" fo:font-size="10pt" style:font-size-asian="10pt" style:font-size-complex="10pt"/>
    </style:style>
    <style:style style:name="T1" style:family="text">
      <style:text-properties fo:font-size="6.5pt"/>
    </style:style>
    <style:style style:name="T2" style:family="text">
      <style:text-properties fo:font-variant="normal" fo:text-transform="none" fo:color="#ff3333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Droid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/>
    </style:style>
    <style:style style:name="T4" style:family="text">
      <style:text-properties fo:color="#6600cc" fo:font-size="9pt" style:font-size-asian="11pt" style:font-size-complex="11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cc99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8.45cm" svg:y1="3cm" svg:x2="5.729cm" svg:y2="2.851cm" draw:start-shape="id1" draw:start-glue-point="6" draw:end-shape="id2" draw:end-glue-point="0" svg:d="M8450 3000c0 1500-2721 1574-2721-149" svg:viewBox="0 0 2722 1284">
          <text:p/>
        </draw:connector>
        <draw:connector draw:style-name="gr1" draw:text-style-name="P2" draw:layer="layout" draw:type="curve" svg:x1="7.85cm" svg:y1="7.5cm" svg:x2="5.381cm" svg:y2="6.516cm" draw:start-shape="id3" draw:start-glue-point="6" draw:end-shape="id4" draw:end-glue-point="0" svg:d="M7850 7500c0 859-2469 1351-2469-984" svg:viewBox="0 0 2470 1698">
          <text:p/>
        </draw:connector>
        <draw:connector draw:style-name="gr2" draw:text-style-name="P2" draw:layer="layout" draw:type="curve" draw:line-skew="-3.1cm" svg:x1="3.1cm" svg:y1="3.902cm" svg:x2="0.621cm" svg:y2="12.6cm" draw:start-shape="id5" draw:start-glue-point="2" draw:end-shape="id6" draw:end-glue-point="0" svg:d="M3100 3902c0 1923-2479-2426-2479 8698" svg:viewBox="0 0 2480 8699">
          <text:p text:style-name="P3"/>
        </draw:connector>
        <draw:connector draw:style-name="gr3" draw:text-style-name="P2" draw:layer="layout" draw:type="curve" svg:x1="6.527cm" svg:y1="3.984cm" svg:x2="0.621cm" svg:y2="12.6cm" draw:start-shape="id7" draw:start-glue-point="2" draw:end-shape="id6" draw:end-glue-point="0" svg:d="M6527 3984c0 6510-5906 2202-5906 8616" svg:viewBox="0 0 5907 8617">
          <text:p/>
        </draw:connector>
        <draw:connector draw:style-name="gr1" draw:text-style-name="P1" draw:layer="layout" draw:type="curve" svg:x1="8.15cm" svg:y1="5.8cm" svg:x2="3.81cm" svg:y2="4.72cm" draw:start-shape="id8" draw:start-glue-point="6" draw:end-shape="id9" draw:end-glue-point="0" svg:d="M8150 5800c0 859-4340 1399-4340-1080" svg:viewBox="0 0 4341 1801">
          <text:p/>
        </draw:connector>
        <draw:custom-shape draw:style-name="gr4" draw:text-style-name="P4" xml:id="id10" draw:id="id10" draw:layer="layout" svg:width="0.958cm" svg:height="0.671cm" svg:x="4.042cm" svg:y="5.429cm">
          <text:p text:style-name="P3"><text:span text:style-name="T1">waiting</text:span></text:p>
          <draw:enhanced-geometry svg:viewBox="0 0 21600 21600" draw:type="rectangle" draw:enhanced-path="M 0 0 L 21600 0 21600 21600 0 21600 0 0 Z N"/>
        </draw:custom-shape>
        <draw:connector draw:style-name="gr5" draw:text-style-name="P5" xml:id="id4" draw:id="id4" draw:layer="layout" draw:type="curve" svg:x1="4.521cm" svg:y1="6.1cm" svg:x2="5cm" svg:y2="5.764cm" draw:start-shape="id10" draw:start-glue-point="2" draw:end-shape="id10" draw:end-glue-point="1" svg:d="M4521 6100c0 856 526 714 860 416s477-752-381-752" svg:viewBox="0 0 1122 984">
          <text:p/>
        </draw:connector>
        <draw:connector draw:style-name="gr6" draw:text-style-name="P6" xml:id="id19" draw:id="id19" draw:layer="layout" draw:type="curve" svg:x1="4.521cm" svg:y1="6.1cm" svg:x2="4.042cm" svg:y2="5.764cm" draw:start-shape="id10" draw:start-glue-point="2" draw:end-shape="id10" draw:end-glue-point="3" svg:d="M4521 6100c0 856-490 714-798 416s-432-752 319-752" svg:viewBox="0 0 1040 984">
          <text:p/>
        </draw:connector>
        <draw:connector draw:style-name="gr7" draw:text-style-name="P6" draw:layer="layout" draw:type="curve" svg:x1="4.521cm" svg:y1="6.1cm" svg:x2="2.078cm" svg:y2="12.916cm" draw:start-shape="id10" draw:start-glue-point="2" draw:end-shape="id11" svg:d="M4521 6100c0 5158-2443 1751-2443 6816" svg:viewBox="0 0 2444 6817">
          <text:p/>
        </draw:connector>
        <draw:custom-shape draw:style-name="gr8" draw:text-style-name="P4" xml:id="id15" draw:id="id15" draw:layer="layout" svg:width="1.243cm" svg:height="0.484cm" svg:x="5.857cm" svg:y="12.8cm">
          <text:p text:style-name="P3"><text:span text:style-name="T1">Succes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13" draw:id="id13" draw:layer="layout" svg:width="1cm" svg:height="0.631cm" svg:x="3cm" svg:y="13cm">
          <text:p text:style-name="P3"><text:span text:style-name="T1">Failure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svg:x1="5.08cm" svg:y1="8cm" svg:x2="3.5cm" svg:y2="13cm" draw:start-shape="id12" draw:start-glue-point="2" draw:end-shape="id13" draw:end-glue-point="0" svg:d="M5080 8000c0 3796-1580 1297-1580 5000" svg:viewBox="0 0 1581 5001">
          <text:p/>
        </draw:connector>
        <draw:connector draw:style-name="gr6" draw:text-style-name="P6" xml:id="id23" draw:id="id23" draw:layer="layout" draw:type="curve" svg:x1="4.779cm" svg:y1="9.971cm" svg:x2="6.478cm" svg:y2="12.8cm" draw:start-shape="id14" draw:end-shape="id15" draw:end-glue-point="0" svg:d="M4779 9971c0 2169 1699 755 1699 2829" svg:viewBox="0 0 1700 2830">
          <text:p/>
        </draw:connector>
        <draw:custom-shape draw:style-name="gr10" draw:text-style-name="P4" xml:id="id5" draw:id="id5" draw:layer="layout" svg:width="1.201cm" svg:height="0.372cm" draw:transform="skewX (-0.00261799387799149) rotate (-0.00349065850398869) translate (2.5cm 3.528cm)">
          <text:p text:style-name="P3"><text:span text:style-name="T1">proposa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1.054cm" svg:height="0.484cm" svg:x="6cm" svg:y="3.5cm">
          <text:p text:style-name="P3"><text:span text:style-name="T1">proposal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" draw:id="id16" draw:layer="layout" svg:width="0.758cm" svg:height="0.334cm" svg:x="4.552cm" svg:y="1.761cm">
          <text:p text:style-name="P3"><text:span text:style-name="T1">idea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17" draw:id="id17" draw:layer="layout" draw:type="curve" svg:x1="4.931cm" svg:y1="2.095cm" svg:x2="3.1cm" svg:y2="3.53cm" draw:start-shape="id16" draw:start-glue-point="2" draw:end-shape="id5" draw:end-glue-point="0" svg:d="M4931 2095c0 1128-1831 411-1831 1435" svg:viewBox="0 0 1832 1436">
          <text:p/>
        </draw:connector>
        <draw:connector draw:style-name="gr7" draw:text-style-name="P6" xml:id="id2" draw:id="id2" draw:layer="layout" draw:type="curve" svg:x1="4.931cm" svg:y1="2.095cm" svg:x2="6.527cm" svg:y2="3.5cm" draw:start-shape="id16" draw:start-glue-point="2" draw:end-shape="id7" draw:end-glue-point="0" svg:d="M4931 2095c0 1107 1596 405 1596 1405" svg:viewBox="0 0 1597 1406">
          <text:p/>
        </draw:connector>
        <draw:connector draw:style-name="gr7" draw:text-style-name="P6" xml:id="id9" draw:id="id9" draw:layer="layout" draw:type="curve" svg:x1="3.1cm" svg:y1="3.902cm" svg:x2="4.521cm" svg:y2="5.429cm" draw:start-shape="id5" draw:start-glue-point="2" draw:end-shape="id10" draw:end-glue-point="0" svg:d="M3100 3902c0 1200 1421 437 1421 1527" svg:viewBox="0 0 1422 1528">
          <text:p/>
        </draw:connector>
        <draw:connector draw:style-name="gr6" draw:text-style-name="P6" xml:id="id18" draw:id="id18" draw:layer="layout" draw:type="curve" svg:x1="6.527cm" svg:y1="3.984cm" svg:x2="4.521cm" svg:y2="5.429cm" draw:start-shape="id7" draw:start-glue-point="2" draw:end-shape="id10" draw:end-glue-point="0" svg:d="M6527 3984c0 1137-2006 415-2006 1445" svg:viewBox="0 0 2007 1446">
          <text:p/>
        </draw:connector>
        <draw:custom-shape draw:style-name="gr13" draw:text-style-name="P4" xml:id="id12" draw:id="id12" draw:layer="layout" svg:width="1.439cm" svg:height="0.6cm" svg:x="4.361cm" svg:y="7.4cm">
          <text:p text:style-name="P3"><text:span text:style-name="T1">serving</text:span></text:p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curve" svg:x1="4.521cm" svg:y1="6.1cm" svg:x2="5.08cm" svg:y2="7.4cm" draw:start-shape="id10" draw:start-glue-point="2" draw:end-shape="id12" svg:d="M4521 6100c0 1027 559 378 559 1300" svg:viewBox="0 0 560 1301">
          <text:p/>
        </draw:connector>
        <draw:connector draw:style-name="gr15" draw:text-style-name="P6" draw:layer="layout" draw:type="curve" svg:x1="5.08cm" svg:y1="8cm" svg:x2="4.779cm" svg:y2="9.3cm" draw:start-shape="id12" draw:start-glue-point="2" draw:end-shape="id14" draw:end-glue-point="0" svg:d="M5080 8000c0 1027-301 378-301 1300" svg:viewBox="0 0 302 1301">
          <text:p/>
        </draw:connector>
        <draw:custom-shape draw:style-name="gr4" draw:text-style-name="P4" xml:id="id14" draw:id="id14" draw:layer="layout" svg:width="0.958cm" svg:height="0.671cm" svg:x="4.3cm" svg:y="9.3cm">
          <text:p text:style-name="P3"><text:span text:style-name="T1">release</text:span></text:p>
          <draw:enhanced-geometry svg:viewBox="0 0 21600 21600" draw:type="rectangle" draw:enhanced-path="M 0 0 L 21600 0 21600 21600 0 21600 0 0 Z N"/>
        </draw:custom-shape>
        <draw:connector draw:style-name="gr6" draw:text-style-name="P6" xml:id="id20" draw:id="id20" draw:layer="layout" draw:type="curve" svg:x1="4.779cm" svg:y1="9.971cm" svg:x2="4.3cm" svg:y2="9.635cm" draw:start-shape="id14" draw:start-glue-point="2" draw:end-shape="id14" draw:end-glue-point="3" svg:d="M4779 9971c0 856-490 714-798 416s-432-752 319-752" svg:viewBox="0 0 1040 984">
          <text:p/>
        </draw:connector>
        <draw:connector draw:style-name="gr7" draw:text-style-name="P6" xml:id="id21" draw:id="id21" draw:layer="layout" draw:type="curve" svg:x1="4.779cm" svg:y1="9.971cm" svg:x2="5.258cm" svg:y2="9.635cm" draw:start-shape="id14" draw:start-glue-point="2" draw:end-shape="id14" draw:end-glue-point="1" svg:d="M4779 9971c0 856 526 714 860 416s477-752-381-752" svg:viewBox="0 0 1122 984">
          <text:p/>
        </draw:connector>
        <draw:connector draw:style-name="gr16" draw:text-style-name="P9" draw:layer="layout" draw:type="curve" svg:x1="9.101cm" svg:y1="5.942cm" svg:x2="9.556cm" svg:y2="7.101cm" svg:d="M9101 5942c-1 872 457 293 455 1159" svg:viewBox="0 0 456 1160">
          <text:p text:style-name="P7"><text:span text:style-name="T2">Giver</text:span></text:p>
          <text:p text:style-name="P8"><text:span text:style-name="T2">action</text:span></text:p>
        </draw:connector>
        <draw:connector draw:style-name="gr17" draw:text-style-name="P11" draw:layer="layout" draw:type="curve" svg:x1="8.2cm" svg:y1="9.845cm" svg:x2="8.964cm" svg:y2="11.531cm" svg:d="M8200 9845c0 1264 764 422 764 1686" svg:viewBox="0 0 765 1687">
          <text:p text:style-name="P10"><text:span text:style-name="T3">Appointment</text:span></text:p>
          <text:p text:style-name="P10"><text:span text:style-name="T3">start</text:span></text:p>
        </draw:connector>
        <draw:connector draw:style-name="gr18" draw:text-style-name="P13" draw:layer="layout" draw:type="curve" svg:x1="8.935cm" svg:y1="7.344cm" svg:x2="9.5cm" svg:y2="8.5cm" svg:d="M8935 7344c0 867 565 289 565 1156" svg:viewBox="0 0 566 1157">
          <text:p text:style-name="P12"><text:span text:style-name="T4">Taker</text:span></text:p>
          <text:p text:style-name="P12"><text:span text:style-name="T4">action</text:span></text:p>
        </draw:connector>
        <draw:connector draw:style-name="gr19" draw:text-style-name="P2" draw:layer="layout" draw:type="curve" svg:x1="4.779cm" svg:y1="9.971cm" svg:x2="0.621cm" svg:y2="12.6cm" draw:start-shape="id14" draw:start-glue-point="2" draw:end-shape="id6" draw:end-glue-point="0" svg:d="M4779 9971c0 2019-4158 705-4158 2629" svg:viewBox="0 0 4159 2630">
          <text:p/>
        </draw:connector>
        <draw:connector draw:style-name="gr1" draw:text-style-name="P2" draw:layer="layout" draw:type="curve" svg:x1="8.45cm" svg:y1="3cm" svg:x2="4.015cm" svg:y2="2.864cm" draw:start-shape="id1" draw:start-glue-point="6" draw:end-shape="id17" draw:end-glue-point="0" svg:d="M8450 3000c0 1545-4435 1613-4435-136" svg:viewBox="0 0 4436 1304">
          <text:p/>
        </draw:connector>
        <draw:connector draw:style-name="gr1" draw:text-style-name="P2" draw:layer="layout" draw:type="curve" svg:x1="8.15cm" svg:y1="5.8cm" svg:x2="5.524cm" svg:y2="4.76cm" draw:start-shape="id8" draw:end-shape="id18" draw:end-glue-point="0" svg:d="M8150 5800c0 859-2626 1379-2626-1040" svg:viewBox="0 0 2627 1758">
          <text:p/>
        </draw:connector>
        <draw:connector draw:style-name="gr1" draw:text-style-name="P2" draw:layer="layout" draw:type="curve" svg:x1="7.85cm" svg:y1="7.5cm" svg:x2="3.723cm" svg:y2="6.516cm" draw:start-shape="id3" draw:start-glue-point="6" draw:end-shape="id19" draw:end-glue-point="0" svg:d="M7850 7500c0 859-4127 1351-4127-984" svg:viewBox="0 0 4128 1698">
          <text:p/>
        </draw:connector>
        <draw:connector draw:style-name="gr1" draw:text-style-name="P2" draw:layer="layout" draw:type="curve" svg:x1="7.85cm" svg:y1="7.5cm" svg:x2="3.981cm" svg:y2="10.387cm" draw:start-shape="id3" draw:start-glue-point="6" draw:end-shape="id20" draw:end-glue-point="0" svg:d="M7850 7500c0 5428-3869 3985-3869 2887" svg:viewBox="0 0 3870 3923">
          <text:p/>
        </draw:connector>
        <draw:connector draw:style-name="gr1" draw:text-style-name="P2" draw:layer="layout" draw:type="curve" svg:x1="7.85cm" svg:y1="7.5cm" svg:x2="5.639cm" svg:y2="10.387cm" draw:start-shape="id3" draw:start-glue-point="6" draw:end-shape="id21" draw:end-glue-point="0" svg:d="M7850 7500c0 5428-2211 3985-2211 2887" svg:viewBox="0 0 2212 3923">
          <text:p/>
        </draw:connector>
        <draw:custom-shape draw:style-name="gr20" draw:text-style-name="P14" xml:id="id1" draw:id="id1" draw:layer="layout" svg:width="2.3cm" svg:height="1.6cm" svg:x="7.3cm" svg:y="1.4cm">
          <text:p text:style-name="P3"><text:span text:style-name="T5">Time + bargain, </text:span></text:p>
          <text:p text:style-name="P3"><text:span text:style-name="T5">+ proponent + z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4" xml:id="id8" draw:id="id8" draw:layer="layout" svg:width="1.9cm" svg:height="1.9cm" svg:x="7.2cm" svg:y="3.9cm">
          <text:p text:style-name="P3"><text:span text:style-name="T5">Accepter+</text:span></text:p>
          <text:p text:style-name="P3"><text:span text:style-name="T5">zone refinement </text:span></text:p>
          <text:p text:style-name="P3"><text:span text:style-name="T5">to pl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xml:id="id3" draw:id="id3" draw:layer="layout" svg:width="1.5cm" svg:height="1.4cm" svg:x="7.1cm" svg:y="6.1cm">
          <text:p text:style-name="P3"><text:span text:style-name="T5">chat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5" xml:id="id22" draw:id="id22" draw:layer="layout" svg:width="1.2cm" svg:height="1.3cm" svg:x="4.5cm" svg:y="11.4cm">
          <text:p text:style-name="P3"><text:span text:style-name="T5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2" draw:layer="layout" draw:type="curve" svg:x1="5.1cm" svg:y1="12.7cm" svg:x2="5.628cm" svg:y2="11.433cm" draw:start-shape="id22" draw:start-glue-point="6" draw:end-shape="id23" draw:end-glue-point="0" svg:d="M5100 12700c0 900-551 751-1030 209s-885-1476 1558-1476" svg:viewBox="0 0 1921 1913">
          <text:p/>
        </draw:connector>
        <draw:connector draw:style-name="gr24" draw:text-style-name="P16" draw:layer="layout" draw:type="curve" svg:x1="8.3cm" svg:y1="8cm" svg:x2="8.725cm" svg:y2="9.054cm" svg:d="M8300 8000c0 790 425 264 425 1054" svg:viewBox="0 0 426 1055">
          <text:p text:style-name="P3"><text:span text:style-name="T6">Action</text:span></text:p>
          <text:p text:style-name="P3"><text:span text:style-name="T6">content</text:span></text:p>
        </draw:connector>
        <draw:connector draw:style-name="gr6" draw:text-style-name="P2" xml:id="id25" draw:id="id25" draw:layer="layout" draw:type="curve" svg:x1="5.08cm" svg:y1="8cm" svg:x2="4.361cm" svg:y2="7.7cm" draw:start-shape="id12" draw:start-glue-point="2" draw:end-shape="id12" draw:end-glue-point="3" svg:d="M5080 8000c0 858-611 716-979 426s-493-726 260-726" svg:viewBox="0 0 1272 951">
          <text:p/>
        </draw:connector>
        <draw:connector draw:style-name="gr7" draw:text-style-name="P2" xml:id="id24" draw:id="id24" draw:layer="layout" draw:type="curve" svg:x1="5.08cm" svg:y1="8cm" svg:x2="5.8cm" svg:y2="7.7cm" draw:start-shape="id12" draw:start-glue-point="2" draw:end-shape="id12" draw:end-glue-point="1" svg:d="M5080 8000c0 858 646 716 1040 426s536-726-320-726" svg:viewBox="0 0 1352 951">
          <text:p/>
        </draw:connector>
        <draw:connector draw:style-name="gr1" draw:text-style-name="P2" draw:layer="layout" draw:type="curve" svg:x1="7.85cm" svg:y1="7.5cm" svg:x2="6.12cm" svg:y2="8.426cm" draw:start-shape="id3" draw:start-glue-point="6" draw:end-shape="id24" draw:end-glue-point="0" svg:d="M7850 7500c0 2476-1730 2013-1730 926" svg:viewBox="0 0 1731 1806">
          <text:p/>
        </draw:connector>
        <draw:connector draw:style-name="gr1" draw:text-style-name="P2" draw:layer="layout" draw:type="curve" svg:x1="7.85cm" svg:y1="7.5cm" svg:x2="4.101cm" svg:y2="8.426cm" draw:start-shape="id3" draw:start-glue-point="6" draw:end-shape="id25" draw:end-glue-point="0" svg:d="M7850 7500c0 2476-3749 2013-3749 926" svg:viewBox="0 0 3750 1806">
          <text:p/>
        </draw:connector>
        <draw:custom-shape draw:style-name="gr25" draw:text-style-name="P4" xml:id="id6" draw:id="id6" draw:layer="layout" svg:width="1.243cm" svg:height="0.384cm" svg:x="0cm" svg:y="12.6cm">
          <text:p text:style-name="P3"><text:span text:style-name="T1">Expired</text:span></text:p>
          <draw:enhanced-geometry svg:viewBox="0 0 21600 21600" draw:type="rectangle" draw:enhanced-path="M 0 0 L 21600 0 21600 21600 0 21600 0 0 Z N"/>
        </draw:custom-shape>
        <draw:connector draw:style-name="gr6" draw:text-style-name="P2" xml:id="id27" draw:id="id27" draw:layer="layout" draw:type="curve" svg:x1="3.1cm" svg:y1="3.902cm" svg:x2="4.552cm" svg:y2="1.928cm" draw:start-shape="id5" draw:start-glue-point="2" draw:end-shape="id16" draw:end-glue-point="3" svg:d="M3100 3902c0 861-550 718-1145 9s-1234-1983 2597-1983" svg:viewBox="0 0 3048 2569">
          <text:p/>
        </draw:connector>
        <draw:connector draw:style-name="gr7" draw:text-style-name="P2" xml:id="id28" draw:id="id28" draw:layer="layout" draw:type="curve" svg:x1="6.527cm" svg:y1="3.984cm" svg:x2="5.31cm" svg:y2="1.928cm" draw:start-shape="id7" draw:start-glue-point="2" draw:end-shape="id16" draw:end-glue-point="1" svg:d="M6527 3984c0 858 549 716 1113-13s1144-2043-2330-2043" svg:viewBox="0 0 2758 2647">
          <text:p/>
        </draw:connector>
        <draw:custom-shape draw:style-name="gr26" draw:text-style-name="P15" xml:id="id26" draw:id="id26" draw:layer="layout" svg:width="1.4cm" svg:height="0.8cm" svg:x="1.4cm" svg:y="1.1cm">
          <text:p text:style-name="P3"><text:span text:style-name="T5">ab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2" draw:layer="layout" draw:type="curve" draw:line-skew="-2.72cm 0.551cm" svg:x1="2.1cm" svg:y1="1.9cm" svg:x2="1.955cm" svg:y2="3.911cm" draw:start-shape="id26" draw:start-glue-point="6" draw:end-shape="id27" draw:end-glue-point="0" svg:d="M2100 1900c0 565-325 470-551 832s-351 1179 406 1179" svg:viewBox="0 0 725 2012">
          <text:p/>
        </draw:connector>
        <draw:connector draw:style-name="gr1" draw:text-style-name="P2" draw:layer="layout" draw:type="curve" draw:line-skew="-2.918cm" svg:x1="2.1cm" svg:y1="1.9cm" svg:x2="7.64cm" svg:y2="3.971cm" draw:start-shape="id26" draw:start-glue-point="6" draw:end-shape="id28" draw:end-glue-point="0" svg:d="M2100 1900c0 385 3240 320 4977 742s1971 1329 563 1329" svg:viewBox="0 0 6458 2072">
          <text:p/>
        </draw:connector>
        <draw:custom-shape draw:style-name="gr27" draw:text-style-name="P4" xml:id="id11" draw:id="id11" draw:layer="layout" svg:width="1.243cm" svg:height="0.484cm" svg:x="1.457cm" svg:y="12.916cm">
          <text:p text:style-name="P3"><text:span text:style-name="T1">Dropped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draw:type="curve" svg:x1="7.7cm" svg:y1="10.7cm" svg:x2="8.549cm" svg:y2="12.062cm" svg:d="M7700 10700c0 1021 849 341 849 1362" svg:viewBox="0 0 850 1363">
          <text:p text:style-name="P3"><text:span text:style-name="T5">Appointment</text:span></text:p>
          <text:p text:style-name="P3"><text:span text:style-name="T5">end</text:span></text:p>
        </draw:connector>
        <draw:connector draw:style-name="gr29" draw:text-style-name="P1" draw:layer="layout" draw:type="curve" svg:x1="7.681cm" svg:y1="12.262cm" svg:x2="8.846cm" svg:y2="13.644cm" svg:d="M7681 12262c0 1036 1165 346 1165 1382" svg:viewBox="0 0 1166 1383">
          <text:p text:style-name="P3"><text:span text:style-name="T5">Feedback</text:span></text:p>
          <text:p text:style-name="P3"><text:span text:style-name="T5">timeou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9:58:29.719316037</meta:creation-date>
    <dc:date>2017-05-11T15:21:13.389735231</dc:date>
    <meta:editing-duration>PT1H6M59S</meta:editing-duration>
    <meta:editing-cycles>14</meta:editing-cycles>
    <meta:generator>LibreOfficeDev/5.2.5.1$Linux_X86_64 LibreOffice_project/20m0$Build-1</meta:generator>
    <meta:document-statistic meta:object-count="54"/>
  </office:meta>
</office:document-meta>
</file>